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6.01pt"/>
    </style:style>
    <style:style style:name="co2" style:family="table-column">
      <style:table-column-properties fo:break-before="auto" style:column-width="109.96pt"/>
    </style:style>
    <style:style style:name="co3" style:family="table-column">
      <style:table-column-properties fo:break-before="auto" style:column-width="44.16pt"/>
    </style:style>
    <style:style style:name="co4" style:family="table-column">
      <style:table-column-properties fo:break-before="auto" style:column-width="56.95pt"/>
    </style:style>
    <style:style style:name="co5" style:family="table-column">
      <style:table-column-properties fo:break-before="auto" style:column-width="283.44pt"/>
    </style:style>
    <style:style style:name="co6" style:family="table-column">
      <style:table-column-properties fo:break-before="auto" style:column-width="337.95pt"/>
    </style:style>
    <style:style style:name="co7" style:family="table-column">
      <style:table-column-properties fo:break-before="auto" style:column-width="513.04pt"/>
    </style:style>
    <style:style style:name="co8" style:family="table-column">
      <style:table-column-properties fo:break-before="auto" style:column-width="51.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able-cell-properties fo:background-color="#ffffff" style:rotation-align="none"/>
    </style:style>
    <style:style style:name="ce4" style:family="table-cell" style:parent-style-name="Default">
      <style:text-properties fo:color="#dddddd"/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XML</text:p>
          </table:table-cell>
          <table:table-cell table:style-name="ce1" table:number-columns-repeated="2"/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Source</text:p>
          </table:table-cell>
          <table:table-cell table:style-name="ce1" office:value-type="string" calcext:value-type="string">
            <text:p>SIR For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IDENT_NUMBER</text:p>
          </table:table-cell>
          <table:table-cell office:value-type="string" calcext:value-type="string">
            <text:p>charac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ronto Fire Incident Number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ENT_TYP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Event type as dispatched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TCH_DATE</text:p>
          </table:table-cell>
          <table:table-cell office:value-type="string" calcext:value-type="string">
            <text:p>date</text:p>
          </table:table-cell>
          <table:table-cell/>
          <table:table-cell office:value-type="float" office:value="16802" calcext:value-type="float">
            <text:p>16802</text:p>
          </table:table-cell>
          <table:table-cell office:value-type="string" calcext:value-type="string">
            <text:p>DISPATCH DA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IVE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ARRIVE_DA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ENT_TYPE_CD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vent type code as dispatched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N_STREET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420556" calcext:value-type="float">
            <text:p>420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_STREE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0349" calcext:value-type="float">
            <text:p>390349</text:p>
          </table:table-cell>
          <table:table-cell office:value-type="string" calcext:value-type="string">
            <text:p>Main Street of Incident (blank for medical calls)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SA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355138" calcext:value-type="float">
            <text:p>355138</text:p>
          </table:table-cell>
          <table:table-cell office:value-type="string" calcext:value-type="string">
            <text:p>Closest Cross Street (if available)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DING_UNIT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pparatus Responding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RE_DEPT_INCIDENT</text:p>
          </table:table-cell>
          <table:table-cell table:style-name="ce4" table:number-columns-repeated="3"/>
          <table:table-cell table:style-name="ce4" office:value-type="string" calcext:value-type="string">
            <text:p>SIR Fire Department Incident Number</text:p>
          </table:table-cell>
          <table:table-cell table:style-name="ce4" office:value-type="string" calcext:value-type="string">
            <text:p>Standard Incident Report</text:p>
          </table:table-cell>
          <table:table-cell table:style-name="ce4" office:value-type="string" calcext:value-type="string">
            <text:p>Fire Dept Incident #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FD_STATIO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re Department Station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St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M_INVESTIGATIONS_CONTACTED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FM Investigations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FM Investations contac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D_TO_FROM_OTHER_DEPT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id to/from other fire department(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IDENT_DATE</text:p>
          </table:table-cell>
          <table:table-cell office:value-type="string" calcext:value-type="string">
            <text:p>charact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ate Of Inciden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ate Of Incid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TIAL_CALL_HOU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ime of day call received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Call rcvd by F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TIAL_CALL_MI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ime of day call received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Call rcvd by F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TIAL_CALL_SEC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ime of day call received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Call rcvd by F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TCH_HOU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Time of day of first dispatch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ispatch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TCH_MI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Time of day of first dispatch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ispatch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TCH_SEC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Time of day of first dispatch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ispatch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CENE_HOU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5371" calcext:value-type="float">
            <text:p>15371</text:p>
          </table:table-cell>
          <table:table-cell office:value-type="string" calcext:value-type="string">
            <text:p>Time of day of first arriving unit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Time On Sce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CENE_MI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5371" calcext:value-type="float">
            <text:p>15371</text:p>
          </table:table-cell>
          <table:table-cell office:value-type="string" calcext:value-type="string">
            <text:p>Time of day of first arriving unit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Time On Sce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CENE_SEC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5371" calcext:value-type="float">
            <text:p>15371</text:p>
          </table:table-cell>
          <table:table-cell office:value-type="string" calcext:value-type="string">
            <text:p>Time of day of first arriving unit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Time On Sce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TIAL_UNIT_PERSONN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mber of personnel responding on first apparatu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unit # personn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_NUM_PERSONN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tal number of personnel responding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Total # personn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_KM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timated distance from station to inciden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 KM. distanc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ARM_TO_FD</text:p>
          </table:table-cell>
          <table:table-cell table:style-name="ce3" office:value-type="string" calcext:value-type="string">
            <text:p>factor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Alarm to F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SPONSE_TYPE</text:p>
          </table:table-cell>
          <table:table-cell table:style-name="ce3" office:value-type="string" calcext:value-type="string">
            <text:p>factor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Response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CUE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tal number of persons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Resc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F_INJURIE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refighters injur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fighters only inju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F_FATALITIE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refighter fatalit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fighters only fatalit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ENT_APP_HOUR</text:p>
          </table:table-cell>
          <table:table-cell table:number-columns-repeated="2"/>
          <table:table-cell office:value-type="float" office:value="708040" calcext:value-type="float">
            <text:p>708040</text:p>
          </table:table-cell>
          <table:table-cell office:value-type="string" calcext:value-type="string">
            <text:p>Time of day agent first applied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pplication of agent or decision to de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ENT_APP_MIN</text:p>
          </table:table-cell>
          <table:table-cell table:number-columns-repeated="2"/>
          <table:table-cell office:value-type="float" office:value="708040" calcext:value-type="float">
            <text:p>708040</text:p>
          </table:table-cell>
          <table:table-cell office:value-type="string" calcext:value-type="string">
            <text:p>Time of day agent first applied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pplication of agent or decision to de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ENT_APP_SEC</text:p>
          </table:table-cell>
          <table:table-cell table:number-columns-repeated="2"/>
          <table:table-cell office:value-type="float" office:value="708040" calcext:value-type="float">
            <text:p>708040</text:p>
          </table:table-cell>
          <table:table-cell office:value-type="string" calcext:value-type="string">
            <text:p>Time of day agent first applied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pplication of agent or decision to de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_DATE</text:p>
          </table:table-cell>
          <table:table-cell table:number-columns-repeated="2"/>
          <table:table-cell office:value-type="float" office:value="143269" calcext:value-type="float">
            <text:p>143269</text:p>
          </table:table-cell>
          <table:table-cell office:value-type="string" calcext:value-type="string">
            <text:p>Date fire under control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_HOUR</text:p>
          </table:table-cell>
          <table:table-cell table:number-columns-repeated="2"/>
          <table:table-cell office:value-type="float" office:value="707821" calcext:value-type="float">
            <text:p>707821</text:p>
          </table:table-cell>
          <table:table-cell office:value-type="string" calcext:value-type="string">
            <text:p>Time of day fire under control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_MIN</text:p>
          </table:table-cell>
          <table:table-cell table:number-columns-repeated="2"/>
          <table:table-cell office:value-type="float" office:value="707821" calcext:value-type="float">
            <text:p>707821</text:p>
          </table:table-cell>
          <table:table-cell office:value-type="string" calcext:value-type="string">
            <text:p>Time of day fire under control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_SEC</text:p>
          </table:table-cell>
          <table:table-cell table:number-columns-repeated="2"/>
          <table:table-cell office:value-type="float" office:value="707821" calcext:value-type="float">
            <text:p>707821</text:p>
          </table:table-cell>
          <table:table-cell office:value-type="string" calcext:value-type="string">
            <text:p>Time of day fire under control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TUS_ON_ARRIVAL</text:p>
          </table:table-cell>
          <table:table-cell table:style-name="ce3" office:value-type="string" calcext:value-type="string">
            <text:p>factor</text:p>
          </table:table-cell>
          <table:table-cell table:style-name="ce3"/>
          <table:table-cell table:style-name="ce3"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Status_on_arriv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Wa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_CONTROL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9863" calcext:value-type="float">
            <text:p>9863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roperty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EA_OF_ORIGIN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rea Of Ori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GNITION_SOURC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gnition Source/Equ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EL_OF_IGNITION_SOURC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uel/Energy of Ignition Sour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_OR_MATERIAL_FIRST_IGNITED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bject/Material first igni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SIBLE_CAUS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ossible Ca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_PURPOS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8631" calcext:value-type="float">
            <text:p>718631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Vehicles only Purp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_FUEL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8631" calcext:value-type="float">
            <text:p>718631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Vehicles only Fu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_LO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timated los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imated $ loss (dollars onl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URANCE_ESTIMAT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7958" calcext:value-type="float">
            <text:p>707958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sur Est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_VALUE_AT_RISK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7958" calcext:value-type="float">
            <text:p>707958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 total value at ris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ILIAN_FIRE_INJURY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ivilian Injur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s only Inju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ILIAN_FIRE_FATALITY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ivilian Fatalit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s only Fatalit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CUED_CHILDRE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mber of children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ersons Rescued Childr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CUED_ADULT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mber of adults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ersons Rescued Adul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CUED_SENIOR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mber of seniors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ersons Rescued Senio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_CONDITION_1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1" calcext:value-type="float">
            <text:p>708041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hysical Condition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_CONDITION_2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20323" calcext:value-type="float">
            <text:p>720323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hysical Condition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_CONDITION_3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20363" calcext:value-type="float">
            <text:p>720363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hysical Condition 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_FIRE_CONTROL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1" calcext:value-type="float">
            <text:p>708041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Fire 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_EVACUATION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1" calcext:value-type="float">
            <text:p>708041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Evacu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_EVACUATION_REASON_1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1" calcext:value-type="float">
            <text:p>708041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Reason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_EVACUATION_REASON_2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20265" calcext:value-type="float">
            <text:p>720265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Reasons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P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9431" calcext:value-type="float">
            <text:p>719431</text:p>
          </table:table-cell>
          <table:table-cell table:formula="of:=[.A66] &amp; &quot; contacted&quot;" office:value-type="string" office:string-value="OPP contacted" calcext:value-type="string">
            <text:p>OPP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OP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9011" calcext:value-type="float">
            <text:p>719011</text:p>
          </table:table-cell>
          <table:table-cell table:formula="of:=[.A67] &amp; &quot; contacted&quot;" office:value-type="string" office:string-value="MOE contacted" calcext:value-type="string">
            <text:p>MOE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MO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SS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9822" calcext:value-type="float">
            <text:p>719822</text:p>
          </table:table-cell>
          <table:table-cell table:formula="of:=[.A68] &amp; &quot; contacted&quot;" office:value-type="string" office:string-value="TSSA contacted" calcext:value-type="string">
            <text:p>TSSA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TS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20080" calcext:value-type="float">
            <text:p>720080</text:p>
          </table:table-cell>
          <table:table-cell table:formula="of:=[.A69] &amp; &quot; contacted&quot;" office:value-type="string" office:string-value="ESA contacted" calcext:value-type="string">
            <text:p>ESA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20080" calcext:value-type="float">
            <text:p>720080</text:p>
          </table:table-cell>
          <table:table-cell table:formula="of:=[.A70] &amp; &quot; contacted&quot;" office:value-type="string" office:string-value="MOL contacted" calcext:value-type="string">
            <text:p>MOL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M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S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20325" calcext:value-type="float">
            <text:p>720325</text:p>
          </table:table-cell>
          <table:table-cell table:formula="of:=[.A71] &amp; &quot; contacted&quot;" office:value-type="string" office:string-value="EMS contacted" calcext:value-type="string">
            <text:p>EMS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E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UTEC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20138" calcext:value-type="float">
            <text:p>720138</text:p>
          </table:table-cell>
          <table:table-cell table:formula="of:=[.A72] &amp; &quot; contacted&quot;" office:value-type="string" office:string-value="CANUTEC contacted" calcext:value-type="string">
            <text:p>CANUTEC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CANUT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5150" calcext:value-type="float">
            <text:p>715150</text:p>
          </table:table-cell>
          <table:table-cell table:formula="of:=[.A73] &amp; &quot; contacted&quot;" office:value-type="string" office:string-value="GAS contacted" calcext:value-type="string">
            <text:p>GAS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G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YDRO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5966" calcext:value-type="float">
            <text:p>715966</text:p>
          </table:table-cell>
          <table:table-cell table:formula="of:=[.A74] &amp; &quot; contacted&quot;" office:value-type="string" office:string-value="HYDRO contacted" calcext:value-type="string">
            <text:p>HYDRO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HYD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NICIPAL_BUILDING_OFFIC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20142" calcext:value-type="float">
            <text:p>720142</text:p>
          </table:table-cell>
          <table:table-cell office:value-type="string" calcext:value-type="string">
            <text:p>Municipal Building Office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Municipal Bldg Off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NICIPAL_HEALTH_OFFIC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9008" calcext:value-type="float">
            <text:p>719008</text:p>
          </table:table-cell>
          <table:table-cell office:value-type="string" calcext:value-type="string">
            <text:p>Municipal Health Unit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Munic Health Un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NICIPAL_POLIC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8973" calcext:value-type="float">
            <text:p>718973</text:p>
          </table:table-cell>
          <table:table-cell office:value-type="string" calcext:value-type="string">
            <text:p>Municipal Police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Munic Poli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7388" calcext:value-type="float">
            <text:p>717388</text:p>
          </table:table-cell>
          <table:table-cell office:value-type="string" calcext:value-type="string">
            <text:p>Other Party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TIAL_DETECTION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4" calcext:value-type="float">
            <text:p>711584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Det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ENT_FIR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5" calcext:value-type="float">
            <text:p>711585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xtent of f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ENT_SMOK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5" calcext:value-type="float">
            <text:p>711585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spre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_NUM_PERSONS_DISPLACED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Estimated number of persons displac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 # of persons displac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SIBLE_BUSINESS_IMPACT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5" calcext:value-type="float">
            <text:p>711585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ossible Bus. Impa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"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mpl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C_STATUS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ccupancy Stat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C_typ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ccupancy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TATUS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Bldg Stat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EIGHT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Bldg He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VEL_OF_ORIGIN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Level Of Ori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E_OF_STRUCTUR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ge of Struc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_ALARM_PRESENCE_AND_OPERATION_MAIN_FLOOR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- Alarm on floor or in suite of fire origin presence and ope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_ALARM_FAILURE_TO_OPERAT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- Alarm on floor or in suite of fire origin failure to oper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_ALARM_TYP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- Alarm on floor or in suite of fire origin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_ALARM_OTHER_FLOOR_PRESENC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alarm on other floor(s) prsence and ope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_ALARM_ON_ALL_FLOORS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Alarm on every le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_ALARM_IMPACT_ON_EVAC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mpact of alarm operation on persons at risk of injury Evac.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MOKE_ALARM_IMPACT_ON_NUM_EVAC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umber of persons evacuated as a result of hearing alarm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Impact of alarm operation on persons at risk of injury <text:s/># Evac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_ALARM_SYSTEM_PRESENC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Alarm System Pres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_ALARM_SYSTEM_OPERATION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Alarm System Ope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_ALARM_SYSTEM_IMPACT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Alarm System Impact of system ope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NKLER_SYSTEM_PRESENC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prinkler System pres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NKLER_SYSTEM_ACTIVATION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prinkler system activation</text:p>
          </table:table-cell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office:value-type="string" calcext:value-type="string">
            <text:p>Responding Units\CAD_UNIT_ID</text:p>
          </table:table-cell>
          <table:table-cell table:number-columns-repeated="3"/>
          <table:table-cell table:style-name="ce9" office:value-type="string" calcext:value-type="string">
            <text:p>Unit ID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dingUnits\DISPATCH_TIME</text:p>
          </table:table-cell>
          <table:table-cell table:number-columns-repeated="3"/>
          <table:table-cell table:style-name="ce9" office:value-type="string" calcext:value-type="string">
            <text:p>Dispatch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dingUnits\ENROUTE_TIME</text:p>
          </table:table-cell>
          <table:table-cell table:number-columns-repeated="3"/>
          <table:table-cell table:style-name="ce8" office:value-type="string" calcext:value-type="string">
            <text:p>Enroute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dingUnits\ARRIVE_TIME</text:p>
          </table:table-cell>
          <table:table-cell table:number-columns-repeated="3"/>
          <table:table-cell table:style-name="ce8" office:value-type="string" calcext:value-type="string">
            <text:p>Arrival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dingUnits\CLEAR_TIME</text:p>
          </table:table-cell>
          <table:table-cell table:number-columns-repeated="3"/>
          <table:table-cell table:style-name="ce8" office:value-type="string" calcext:value-type="string">
            <text:p>Clear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2.$A$1" table:cell-range-address="$Sheet2.$A$1:.$G$113"/>
        </table:named-expressions>
      </table:table>
      <table:named-expressions/>
      <table:database-ranges>
        <table:database-range table:name="__Anonymous_Sheet_DB__0" table:target-range-address="Sheet2.A1:Sheet2.G11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04:51:52.8239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estru</meta:initial-creator>
    <meta:creation-date>2015-08-25T18:06:19</meta:creation-date>
    <dc:date>2018-06-26T05:03:24.422852000</dc:date>
    <meta:generator>LibreOffice/5.2.2.2$MacOSX_X86_64 LibreOffice_project/8f96e87c890bf8fa77463cd4b640a2312823f3ad</meta:generator>
    <meta:editing-duration>PT17H20M56S</meta:editing-duration>
    <meta:editing-cycles>56</meta:editing-cycles>
    <meta:document-statistic meta:table-count="1" meta:cell-count="630" meta:object-count="0"/>
    <meta:user-defined meta:name="AppVersion">12.0000</meta:user-defined>
    <meta:user-defined meta:name="Company">MG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